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etup</text:p>
      <text:p text:style-name="P1"/>
      <text:list xml:id="list714747170" text:style-name="L1">
        <text:list-item>
          <text:p text:style-name="P4">First we need to create a database.Our database name here is TGMC</text:p>
        </text:list-item>
      </text:list>
      <text:p text:style-name="P2"/>
      <text:p text:style-name="P2">Command:</text:p>
      <text:p text:style-name="P2">create database tgmc</text:p>
      <text:p text:style-name="P2"/>
      <text:list xml:id="list604759634" text:style-name="L2">
        <text:list-item>
          <text:p text:style-name="P5">Issue the command quit after succesful creation of the database</text:p>
        </text:list-item>
      </text:list>
      <text:list xml:id="list1519058319" text:style-name="L3">
        <text:list-item>
          <text:list>
            <text:list-header>
              <text:p text:style-name="P6"/>
            </text:list-header>
          </text:list>
        </text:list-item>
      </text:list>
      <text:p text:style-name="P2"><text:s text:c="5"/>3. Now we have to run the DDL script of the database.Our script file name is final_script(1)</text:p>
      <text:p text:style-name="P2"/>
      <text:p text:style-name="P2">Command: </text:p>
      <text:p text:style-name="P2">db2 -tvf path_of_the_script_(final_script(1))</text:p>
      <text:p text:style-name="P2"/>
      <text:p text:style-name="P2">Now we need to populate the database with our data. We have attached all the necessary insert statements in script files</text:p>
      <text:p text:style-name="P2"/>
      <text:p text:style-name="P2">For this do the following steps</text:p>
      <text:p text:style-name="P2"/>
      <text:p text:style-name="P2"/>
      <text:list xml:id="list2076936317" text:style-name="L4">
        <text:list-item>
          <text:p text:style-name="P7">Issue Command “db2” in the terminal</text:p>
        </text:list-item>
        <text:list-item>
          <text:p text:style-name="P7">Then connect to the database using “ connect to tgmc” command</text:p>
        </text:list-item>
        <text:list-item>
          <text:p text:style-name="P7">Now copy paste the script files one by one</text:p>
        </text:list-item>
        <text:list-item>
          <text:p text:style-name="P7">First copy paste the final_location_script(2) file in the terminal</text:p>
        </text:list-item>
        <text:list-item>
          <text:p text:style-name="P7">Now the location details are populated in the database</text:p>
        </text:list-item>
        <text:list-item>
          <text:p text:style-name="P7">Then copy paste the final_verification_script(3) file in the terminal</text:p>
        </text:list-item>
        <text:list-item>
          <text:p text:style-name="P7">The verification details are now populated in the database</text:p>
        </text:list-item>
        <text:list-item>
          <text:p text:style-name="P7">Then copy paste the final_complaint_script(4) file in the terminal</text:p>
        </text:list-item>
        <text:list-item>
          <text:p text:style-name="P7">The complaint details are now populated in the database.</text:p>
        </text:list-item>
        <text:list-item>
          <text:p text:style-name="P7">Then copy paste the final_admin_script(5) in the terminal</text:p>
        </text:list-item>
        <text:list-item>
          <text:p text:style-name="P7">The administrator details are now populated in the database</text:p>
        </text:list-item>
        <text:list-item>
          <text:p text:style-name="P7">Then copy paste the final_authority_script(6) in the terminal</text:p>
        </text:list-item>
        <text:list-item>
          <text:p text:style-name="P7">The authority details are now populated in the database</text:p>
        </text:list-item>
      </text:list>
      <text:p text:style-name="P2"/>
      <text:p text:style-name="P2"/>
      <text:p text:style-name="P2"/>
      <text:p text:style-name="P2"/>
      <text:p text:style-name="P2"/>
      <text:p text:style-name="P3"><text:soft-page-break/>Important NOTE:</text:p>
      <text:p text:style-name="P2"/>
      <text:list xml:id="list1809989857" text:style-name="L5">
        <text:list-item>
          <text:p text:style-name="P8"><text:s/>In our system there can be only one authority per zone ward and department combination.</text:p>
        </text:list-item>
        <text:list-item>
          <text:p text:style-name="P8">If you try to create another authority for the same combination you will be notified of an error”authority has already been appointed”</text:p>
        </text:list-item>
        <text:list-item>
          <text:p text:style-name="P8"><text:s/>Hence we havent created a few authorities manually which you are supposed to log into the civic sense system as administrator and use the feature “Create authority accounts”</text:p>
        </text:list-item>
        <text:list-item>
          <text:p text:style-name="P8"><text:s/>We have created authorities for all the zone ,ward dept combinations except for Zone-I <text:s/>Tondiarpet Ward-Vijayaragavalu Nagar (West) Revenue department and Zone-II-Basin Bridge Ward-Basin Bridge Revenue department</text:p>
        </text:list-item>
        <text:list-item>
          <text:p text:style-name="P8"><text:s/>So i recommend you to first create these 2 authority accounts using our system logging in as the administrator.</text:p>
        </text:list-item>
        <text:list-item>
          <text:p text:style-name="P8"><text:s/>We havent created any citizen or ngo accounts manually.You are supposed to register such accounts before you log into the system as citizen or ngo</text:p>
        </text:list-item>
        <text:list-item>
          <text:p text:style-name="P8"><text:s/>We have manually populated the voter/verification details in the database.Please note that a citizen/ngo must enter his proper verification/voter id details to signup into the database.These details are already populated in the verification table of the database.</text:p>
        </text:list-item>
      </text:list>
      <text:p text:style-name="P2"><text:s text:c="6"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vindhan </meta:initial-creator>
    <meta:creation-date>2012-04-06T12:11:27</meta:creation-date>
    <dc:date>2012-04-06T16:01:51</dc:date>
    <dc:creator>root </dc:creator>
    <meta:editing-duration>PT9M53S</meta:editing-duration>
    <meta:editing-cycles>7</meta:editing-cycles>
    <meta:generator>LibreOffice/3.4$Linux LibreOffice_project/340m1$Build-302</meta:generator>
    <meta:document-statistic meta:table-count="0" meta:image-count="0" meta:object-count="0" meta:page-count="2" meta:paragraph-count="32" meta:word-count="387" meta:character-count="2412" meta:non-whitespace-character-count="2059"/>
  </office:meta>
</office:document-meta>
</file>